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8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0.893cm" fo:min-width="9.279cm"/>
    </style:style>
    <style:style style:name="gr5" style:family="graphic" style:parent-style-name="standard">
      <style:graphic-properties draw:textarea-horizontal-align="justify" draw:textarea-vertical-align="middle" draw:auto-grow-height="false" fo:min-height="15.479cm" fo:min-width="12.982cm"/>
    </style:style>
    <style:style style:name="gr6" style:family="graphic" style:parent-style-name="standard">
      <style:graphic-properties draw:fill-color="#f04e4d" draw:textarea-horizontal-align="justify" draw:textarea-vertical-align="middle" draw:auto-grow-height="false" fo:min-height="1.687cm" fo:min-width="10.93cm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11.434cm" fo:min-width="10.295cm"/>
    </style:style>
    <style:style style:name="gr8" style:family="graphic" style:parent-style-name="standard">
      <style:graphic-properties draw:fill-color="#7477b8" draw:textarea-horizontal-align="justify" draw:textarea-vertical-align="middle" draw:auto-grow-height="false" fo:min-height="3.224cm" fo:min-width="2.462cm"/>
    </style:style>
    <style:style style:name="gr9" style:family="graphic" style:parent-style-name="standard">
      <style:graphic-properties draw:textarea-horizontal-align="justify" draw:textarea-vertical-align="middle" draw:auto-grow-height="false" fo:min-height="3.224cm" fo:min-width="2.462cm"/>
    </style:style>
    <style:style style:name="gr10" style:family="graphic" style:parent-style-name="standard">
      <style:graphic-properties draw:fill-color="#fff450" draw:textarea-horizontal-align="justify" draw:textarea-vertical-align="middle" draw:auto-grow-height="false" fo:min-height="2.798cm" fo:min-width="2.929cm"/>
    </style:style>
    <style:style style:name="P1" style:family="paragraph">
      <style:text-properties fo:color="#ce181e"/>
    </style:style>
    <style:style style:name="P2" style:family="paragraph">
      <loext:graphic-properties draw:fill="none" draw:fill-color="#ffffff"/>
      <style:text-properties fo:color="#ce181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opacity="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04e4d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-color="#7477b8"/>
      <style:paragraph-properties fo:text-align="center"/>
    </style:style>
    <style:style style:name="P10" style:family="paragraph">
      <loext:graphic-properties draw:fill-color="#fff45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778cm" svg:height="2.384cm" svg:x="2.27cm" svg:y="2.016cm">
          <draw:text-box>
            <text:p text:style-name="P1">St. Louis City Services Data Access</text:p>
            <text:p text:style-name="P1"/>
            <text:p text:style-name="P1">Home Join DataAccess <text:s/>About</text:p>
          </draw:text-box>
        </draw:frame>
        <draw:line draw:style-name="gr2" draw:text-style-name="P3" draw:layer="layout" svg:x1="11.668cm" svg:y1="4.175cm" svg:x2="14.843cm" svg:y2="3.413cm">
          <text:p/>
        </draw:line>
        <draw:frame draw:style-name="gr3" draw:text-style-name="P4" draw:layer="layout" svg:width="2.437cm" svg:height="0.962cm" svg:x="15.478cm" svg:y="3.413cm">
          <draw:text-box>
            <text:p>navbar</text:p>
          </draw:text-box>
        </draw:frame>
        <draw:custom-shape draw:style-name="gr4" draw:text-style-name="P5" draw:layer="layout" svg:width="9.779cm" svg:height="1.143cm" svg:x="1.635cm" svg:y="3.4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6.764cm" svg:height="19.558cm" svg:x="2.016cm" svg:y="4.81cm">
          <text:p text:style-name="P6">RESULTS IF ANY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7" draw:layer="layout" svg:width="11.43cm" svg:height="1.937cm" svg:x="5.445cm" svg:y="5.572cm">
          <text:p text:style-name="P6">BLAH ABOUT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.795cm" svg:height="11.684cm" svg:x="6.588cm" svg:y="10.398cm">
          <text:p text:style-name="P6">BLAH Cool findings in Data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683cm" svg:height="4.318cm" svg:x="7.858cm" svg:y="19.41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9" draw:layer="layout" svg:width="3.683cm" svg:height="4.318cm" svg:x="13.058cm" svg:y="19.41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9" draw:layer="layout" svg:width="3.683cm" svg:height="4.318cm" svg:x="10.458cm" svg:y="19.41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9" draw:layer="layout" svg:width="3.683cm" svg:height="4.318cm" svg:x="11.858cm" svg:y="19.41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6" draw:layer="layout" svg:width="3.683cm" svg:height="4.318cm" svg:x="12.658cm" svg:y="19.41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0" draw:text-style-name="P10" draw:layer="layout" svg:width="3.429cm" svg:height="3.048cm" svg:x="2.143cm" svg:y="5.191cm">
          <text:p text:style-name="P6">Contact6</text:p>
          <text:p text:style-name="P6">Us!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9T17:04:13.423636413</meta:creation-date>
    <dc:date>2019-12-09T17:17:42.662943030</dc:date>
    <meta:editing-duration>PT13M29S</meta:editing-duration>
    <meta:editing-cycles>5</meta:editing-cycles>
    <meta:generator>LibreOffice/6.0.7.3$Linux_X86_64 LibreOffice_project/00m0$Build-3</meta:generator>
    <meta:document-statistic meta:object-count="13"/>
  </office:meta>
</office:document-meta>
</file>